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c4b70" officeooo:paragraph-rsid="000c4b70"/>
    </style:style>
    <style:style style:name="P2" style:family="paragraph" style:parent-style-name="Standard">
      <style:paragraph-properties fo:text-align="start" style:justify-single-word="false" fo:text-indent="0in" style:auto-text-indent="false"/>
    </style:style>
    <style:style style:name="P3" style:family="paragraph" style:parent-style-name="Standard">
      <style:paragraph-properties fo:text-align="start" style:justify-single-word="false" fo:text-indent="0in" style:auto-text-indent="false"/>
      <style:text-properties style:font-name="Monospace" fo:font-size="10pt" style:font-size-asian="10pt"/>
    </style:style>
    <style:style style:name="P4" style:family="paragraph" style:parent-style-name="Standard">
      <style:text-properties officeooo:paragraph-rsid="000c4b70"/>
    </style:style>
    <style:style style:name="P5" style:family="paragraph" style:parent-style-name="Text_20_body" style:list-style-name="L3">
      <style:text-properties officeooo:rsid="000df21e" officeooo:paragraph-rsid="000df21e"/>
    </style:style>
    <style:style style:name="P6" style:family="paragraph" style:parent-style-name="Text_20_body" style:list-style-name="L3">
      <style:text-properties officeooo:rsid="000e1c82" officeooo:paragraph-rsid="000e1c82"/>
    </style:style>
    <style:style style:name="P7" style:family="paragraph" style:parent-style-name="Text_20_body" style:list-style-name="L3">
      <style:text-properties officeooo:rsid="000f2b9a" officeooo:paragraph-rsid="000f2b9a"/>
    </style:style>
    <style:style style:name="P8" style:family="paragraph" style:parent-style-name="Text_20_body" style:list-style-name="L3">
      <style:text-properties officeooo:rsid="000fbf70" officeooo:paragraph-rsid="000fbf70"/>
    </style:style>
    <style:style style:name="P9" style:family="paragraph" style:parent-style-name="Text_20_body" style:list-style-name="L3">
      <style:text-properties officeooo:rsid="000fbf70" officeooo:paragraph-rsid="0011fa9f"/>
    </style:style>
    <style:style style:name="P10" style:family="paragraph" style:parent-style-name="Text_20_body" style:list-style-name="L3">
      <style:text-properties fo:color="#ff4000" loext:opacity="100%" officeooo:rsid="00101df8" officeooo:paragraph-rsid="00101df8"/>
    </style:style>
    <style:style style:name="P11" style:family="paragraph" style:parent-style-name="Text_20_body" style:list-style-name="L3">
      <style:text-properties fo:color="#000000" loext:opacity="100%" officeooo:rsid="00115aeb" officeooo:paragraph-rsid="00115aeb"/>
    </style:style>
    <style:style style:name="P12" style:family="paragraph" style:parent-style-name="Text_20_body" style:list-style-name="L3">
      <style:text-properties fo:color="#000000" loext:opacity="100%" officeooo:rsid="0011fa9f" officeooo:paragraph-rsid="0011fa9f"/>
    </style:style>
    <style:style style:name="P13" style:family="paragraph" style:parent-style-name="Text_20_body" style:list-style-name="L3">
      <style:text-properties fo:color="#000000" loext:opacity="100%" officeooo:rsid="00125995" officeooo:paragraph-rsid="00125995"/>
    </style:style>
    <style:style style:name="P14" style:family="paragraph" style:parent-style-name="Text_20_body" style:list-style-name="L3">
      <style:text-properties fo:color="#000000" loext:opacity="100%" officeooo:rsid="00125995" officeooo:paragraph-rsid="0012c6cc"/>
    </style:style>
    <style:style style:name="P15" style:family="paragraph" style:parent-style-name="Text_20_body" style:list-style-name="L3">
      <style:text-properties fo:color="#000000" loext:opacity="100%" officeooo:rsid="0013fe84" officeooo:paragraph-rsid="0013fe84"/>
    </style:style>
    <style:style style:name="T1" style:family="text">
      <style:text-properties style:font-name="Monospace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fo:color="#303030" loext:opacity="100%" style:font-name="Monospace" fo:font-size="10pt" style:text-underline-style="solid" style:text-underline-width="auto" style:text-underline-color="font-color" style:font-size-asian="10pt"/>
    </style:style>
    <style:style style:name="T4" style:family="text">
      <style:text-properties officeooo:rsid="000f2b9a"/>
    </style:style>
    <style:style style:name="T5" style:family="text">
      <style:text-properties officeooo:rsid="00115aeb"/>
    </style:style>
    <style:style style:name="T6" style:family="text">
      <style:text-properties fo:color="#ff4000" loext:opacity="100%"/>
    </style:style>
    <style:style style:name="T7" style:family="text">
      <style:text-properties fo:color="#ff4000" loext:opacity="100%" officeooo:rsid="0011fa9f"/>
    </style:style>
    <style:style style:name="T8" style:family="text">
      <style:text-properties fo:color="#800080" loext:opacity="100%"/>
    </style:style>
    <style:style style:name="T9" style:family="text">
      <style:text-properties fo:color="#800080" loext:opacity="100%" officeooo:rsid="0011fa9f"/>
    </style:style>
    <style:style style:name="T10" style:family="text">
      <style:text-properties fo:color="#800080" loext:opacity="100%" fo:font-weight="bold" officeooo:rsid="00125995" style:font-weight-asian="bold" style:font-weight-complex="bold"/>
    </style:style>
    <style:style style:name="T11" style:family="text">
      <style:text-properties fo:font-weight="bold" officeooo:rsid="0012c6cc" style:font-weight-asian="bold" style:font-weight-complex="bold"/>
    </style:style>
    <style:style style:name="T12" style:family="text">
      <style:text-properties officeooo:rsid="0012c6cc"/>
    </style:style>
    <style:style style:name="T13" style:family="text">
      <style:text-properties officeooo:rsid="0013fe84"/>
    </style:style>
    <style:style style:name="T14" style:family="text">
      <style:text-properties officeooo:rsid="001457d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This is the code being interpreted:</text:h>
      <text:p text:style-name="P2" loext:marker-style-name="T2"><text:span text:style-name="T2">fun sayHi(first, last) {</text:span></text:p>
      <text:p text:style-name="P2" loext:marker-style-name="T2"><text:span text:style-name="T2"><text:tab/>print "</text:span><text:span text:style-name="T3">Hi</text:span><text:span text:style-name="T2">, " + first + " " + last + "!";</text:span></text:p>
      <text:p text:style-name="P2" loext:marker-style-name="T2"><text:span text:style-name="T2">}</text:span><text:span text:style-name="T2"/></text:p>
      <text:p text:style-name="P3" loext:marker-style-name="T2"/>
      <text:p text:style-name="P4"><text:span text:style-name="T2">sayHi("Dear", "Reader");</text:span></text:p>
      <text:p text:style-name="P4"><text:span text:style-name="T2"/></text:p>
      <text:list text:style-name="L3">
        <text:list-item>
          <text:p text:style-name="P5">In Interpreter, walk the collection of statements (syntax tree nodes) and execute each one</text:p>
          <text:list>
            <text:list-item>
              <text:p text:style-name="P5">Stmt.Function is first</text:p>
              <text:list>
                <text:list-item>
                  <text:p text:style-name="P5">Run its accept()</text:p>
                </text:list-item>
                <text:list-item>
                  <text:p text:style-name="P5">That calls visitFunctionStmt(Stmt.Function instance) in Interpreter</text:p>
                </text:list-item>
                <text:list-item>
                  <text:p text:style-name="P5">That wraps the Stmt.Function with a LoxFunction – so it has call mechanics</text:p>
                </text:list-item>
                <text:list-item>
                  <text:p text:style-name="P5">That binds, in a new local environment, the function name to the LoxFunction instance <text:span text:style-name="T11">HERE WE ARE REMEMBERING THE DEFINITION OF THE FUNCTION, BINDING THE FUNCTION OBJECT (WITH PARAMETERS AND BODY) TO A NAME IN THE ENVIRONMENT FOR LATER RETRIEVAL</text:span></text:p>
                </text:list-item>
              </text:list>
            </text:list-item>
            <text:list-item>
              <text:p text:style-name="P5">Stmt.Expression … “Expression Statement” is next</text:p>
              <text:list>
                <text:list-item>
                  <text:p text:style-name="P5">It has an instance of Expr.Call</text:p>
                </text:list-item>
                <text:list-item>
                  <text:p text:style-name="P5">Call Stmt.Expression’s accept()</text:p>
                </text:list-item>
                <text:list-item>
                  <text:p text:style-name="P6">That calls Visitor’s (Interpreter’s) visitExpressionStmt(Stmt.Expression) </text:p>
                </text:list-item>
                <text:list-item>
                  <text:p text:style-name="P6">vES() <text:span text:style-name="T4">calls evaluate() on the Stmt.Expression.expression … expression is an Expr.Call syntax tree node object</text:span></text:p>
                </text:list-item>
                <text:list-item>
                  <text:p text:style-name="P7">calls accept() on the Expr.Call instance</text:p>
                </text:list-item>
                <text:list-item>
                  <text:p text:style-name="P7">that calls visitCallExpr() on Visitor …. Interpreter, <text:span text:style-name="T5">a reference to the Expr.Call is in scope within that function</text:span></text:p>
                </text:list-item>
                <text:list-item>
                  <text:p text:style-name="P9">evaluates the callee of the Expr.Call instance <text:span text:style-name="T7">A) which assigns to Object call. </text:span></text:p>
                </text:list-item>
                <text:list-item>
                  <text:p text:style-name="P8">calls accept() on the callee, which is a variable, the function name, </text:p>
                </text:list-item>
                <text:list-item>
                  <text:p text:style-name="P8"><text:soft-page-break/>which calls visitVariableExpr(), which gets whatever is bound to the Expr.Variable.name in the environment, which per above will be the LoxFunction instance. <text:span text:style-name="T9">Note that LoxFunction implements the LoxCallable interface, for use below.</text:span></text:p>
                </text:list-item>
                <text:list-item>
                  <text:p text:style-name="P10">So, back to/in visitCallExpr(), callee is assigned the LoxFunction object retrieved from the environment</text:p>
                </text:list-item>
                <text:list-item>
                  <text:p text:style-name="P11">Walk the arguments in Expr.Call instance</text:p>
                  <text:list>
                    <text:list-item>
                      <text:p text:style-name="P11">evaluate each argument and add it to a list of arguments</text:p>
                    </text:list-item>
                    <text:list-item>
                      <text:p text:style-name="P11">one argument is the literal “Dear”. evaluate() returns the string “Dear”</text:p>
                    </text:list-item>
                  </text:list>
                </text:list-item>
                <text:list-item>
                  <text:p text:style-name="P12">the arguments list winds up containing “Dear”, “Reader”</text:p>
                </text:list-item>
                <text:list-item>
                  <text:p text:style-name="P12">Cast the Object callee to a LoxCallable, see <text:span text:style-name="T6">A) above. </text:span><text:span text:style-name="T8">This can be done because callee is an instance of LoxFunction, which implements the LoxCallable interface. So the case to LoxCallable works and gives access to the call() method. </text:span><text:span text:style-name="T10">WE ARE PROCESSING A STMT.CALL BUT WE HAVE GRABBED CALLEE – CALLEE IS THE FUNCTION OBJECT THAT HAS PARAMETERS AND BODY NEEDED TO ALLOW THE FUNCTION TO BE CALLED.</text:span></text:p>
                </text:list-item>
                <text:list-item>
                  <text:p text:style-name="P12">Call the LoxCallable’s .. also a LoxFunction …. call() method </text:p>
                </text:list-item>
                <text:list-item>
                  <text:p text:style-name="P13">call() creates a new environment//scope for the function call and remembers the old, parent environment</text:p>
                </text:list-item>
                <text:list-item>
                  <text:p text:style-name="P14">walks the <text:span text:style-name="T12">function object’s (LoxCallable) </text:span>param<text:span text:style-name="T12">eters and and the function call object’s arguments together, binding argument to parameter name in the new local environment</text:span></text:p>
                </text:list-item>
                <text:list-item>
                  <text:p text:style-name="P14"><text:span text:style-name="T12"><text:s/></text:span><text:span text:style-name="T13">executeBlock() on the function object’s body</text:span></text:p>
                </text:list-item>
                <text:list-item>
                  <text:p text:style-name="P15">executes every statement in the block – <text:span text:style-name="T14">which means print the string with the arguments inserted in the right places.</text:span></text:p>
                </text:list-item>
                <text:list-item>
                  <text:p text:style-name="P15">resets the environment to the remembered “outer” environment since the block returned and it’s local environment went out of scope</text:p>
                </text:list-item>
                <text:list-item>
                  <text:p text:style-name="P15"/>
                </text:list-item>
              </text:list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16:03:36.748668949</meta:creation-date>
    <dc:date>2025-03-15T17:04:41.513044116</dc:date>
    <meta:editing-duration>PT50M15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2" meta:paragraph-count="34" meta:word-count="459" meta:character-count="2847" meta:non-whitespace-character-count="2441"/>
  </office:meta>
</office:document-meta>
</file>